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Symbol" style:font-name-asian="Symbol" style:font-name-complex="Symbol" style:font-family-generic="roman" style:font-charset="x-symbol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36"/>
    <style:style style:name="co1" style:family="table-column">
      <style:table-column-properties fo:break-before="auto" style:column-width="23.4420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emiring1" table:style-name="ta1">
        <table:shapes>
          <draw:frame draw:z-index="1" draw:id="id0" draw:style-name="a0" draw:name="Grafico 1" svg:x="13.71127in" svg:y="1.1997in" svg:width="4.54291in" svg:height="3.5452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secFog(appOp,smartbuilding,[d(iot_controller,cloud1,cloudOp1), d(data_storage,cloud1,cloudOp1), d(dashboard,cloud1,cloudOp1)])</text:p>
          </table:table-cell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1">
            <text:p>secFog(appOp,smartbuilding,[d(iot_controller,cloud1,cloudOp1), d(data_storage,cloud1,cloudOp1), d(dashboard,cloud2,cloudOp2)])</text:p>
          </table:table-cell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secFog(appOp,smartbuilding,[d(iot_controller,cloud1,cloudOp1), d(data_storage,cloud1,cloudOp1), d(dashboard,edge3,edgeOp)])</text:p>
          </table:table-cell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secFog(appOp,smartbuilding,[d(iot_controller,cloud1,cloudOp1), d(data_storage,edge3,edgeOp), d(dashboard,cloud1,cloudOp1)])</text:p>
          </table:table-cell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secFog(appOp,smartbuilding,[d(iot_controller,cloud1,cloudOp1), d(data_storage,edge3,edgeOp), d(dashboard,cloud2,cloudOp2)])</text:p>
          </table:table-cell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6"/>secFog(appOp,smartbuilding,[d(iot_controller,cloud1,cloudOp1), d(data_storage,edge3,edgeOp), d(dashboard,edge3,edgeOp)])</text:p>
          </table:table-cell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1">
            <text:p>secFog(appOp,smartbuilding,[d(iot_controller,cloud2,cloudOp2), d(data_storage,cloud1,cloudOp1), d(dashboard,cloud1,cloudOp1)])</text:p>
          </table:table-cell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1">
            <text:p>secFog(appOp,smartbuilding,[d(iot_controller,cloud2,cloudOp2), d(data_storage,cloud1,cloudOp1), d(dashboard,cloud2,cloudOp2)])</text:p>
          </table:table-cell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secFog(appOp,smartbuilding,[d(iot_controller,cloud2,cloudOp2), d(data_storage,cloud1,cloudOp1), d(dashboard,edge3,edgeOp)])</text:p>
          </table:table-cell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secFog(appOp,smartbuilding,[d(iot_controller,cloud2,cloudOp2), d(data_storage,edge3,edgeOp), d(dashboard,cloud1,cloudOp1)])</text:p>
          </table:table-cell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secFog(appOp,smartbuilding,[d(iot_controller,cloud2,cloudOp2), d(data_storage,edge3,edgeOp), d(dashboard,cloud2,cloudOp2)])</text:p>
          </table:table-cell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6"/>secFog(appOp,smartbuilding,[d(iot_controller,cloud2,cloudOp2), d(data_storage,edge3,edgeOp), d(dashboard,edge3,edgeOp)])</text:p>
          </table:table-cell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secFog(appOp,smartbuilding,[d(iot_controller,edge2,edgeOp), d(data_storage,cloud1,cloudOp1), d(dashboard,cloud1,cloudOp1)])</text:p>
          </table:table-cell>
          <table:table-cell office:value-type="string" table:style-name="ce2">
            <text:p>D13</text:p>
          </table:table-cell>
          <table:table-cell office:value-type="float" office:value="0.28905089006833001" table:style-name="ce3">
            <text:p>0.289</text:p>
          </table:table-cell>
          <table:table-cell office:value-type="float" office:value="0.41471999999999998" table:style-name="ce3">
            <text:p>0.415</text:p>
          </table:table-cell>
          <table:table-cell office:value-type="float" office:value="0.28905089006833001" table:style-name="ce3">
            <text:p>0.289</text:p>
          </table:table-cell>
          <table:table-cell office:value-type="float" office:value="0.41471999999999998" table:style-name="ce3">
            <text:p>0.4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3"/>secFog(appOp,smartbuilding,[d(iot_controller,edge2,edgeOp), d(data_storage,cloud1,cloudOp1), d(dashboard,cloud2,cloudOp2)])</text:p>
          </table:table-cell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6"/>secFog(appOp,smartbuilding,[d(iot_controller,edge2,edgeOp), d(data_storage,cloud1,cloudOp1), d(dashboard,edge3,edgeOp)])</text:p>
          </table:table-cell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6"/>secFog(appOp,smartbuilding,[d(iot_controller,edge2,edgeOp), d(data_storage,edge3,edgeOp), d(dashboard,cloud1,cloudOp1)])</text:p>
          </table:table-cell>
          <table:table-cell office:value-type="string" table:style-name="ce2">
            <text:p>D16</text:p>
          </table:table-cell>
          <table:table-cell office:value-type="float" office:value="0.388998591049797" table:style-name="ce3">
            <text:p>0.389</text:p>
          </table:table-cell>
          <table:table-cell office:value-type="float" office:value="0.46079999999999999" table:style-name="ce3">
            <text:p>0.46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6"/>secFog(appOp,smartbuilding,[d(iot_controller,edge2,edgeOp), d(data_storage,edge3,edgeOp), d(dashboard,cloud2,cloudOp2)])</text:p>
          </table:table-cell>
          <table:table-cell table:style-name="ce2"/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1">
            <text:p><text:s text:c="9"/>secFog(appOp,smartbuilding,[d(iot_controller,edge2,edgeOp), d(data_storage,edge3,edgeOp), d(dashboard,edge3,edgeOp)])</text:p>
          </table:table-cell>
          <table:table-cell table:style-name="ce2"/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1">
            <text:p><text:s text:c="3"/>secFog(appOp,smartbuilding,[d(iot_controller,edge3,edgeOp), d(data_storage,cloud1,cloudOp1), d(dashboard,cloud1,cloudOp1)])</text:p>
          </table:table-cell>
          <table:table-cell table:style-name="ce2"/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1">
            <text:p><text:s text:c="3"/>secFog(appOp,smartbuilding,[d(iot_controller,edge3,edgeOp), d(data_storage,cloud1,cloudOp1), d(dashboard,cloud2,cloudOp2)])</text:p>
          </table:table-cell>
          <table:table-cell table:style-name="ce2"/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1">
            <text:p><text:s text:c="6"/>secFog(appOp,smartbuilding,[d(iot_controller,edge3,edgeOp), d(data_storage,cloud1,cloudOp1), d(dashboard,edge3,edgeOp)])</text:p>
          </table:table-cell>
          <table:table-cell table:style-name="ce2"/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1">
            <text:p><text:s text:c="6"/>secFog(appOp,smartbuilding,[d(iot_controller,edge3,edgeOp), d(data_storage,edge3,edgeOp), d(dashboard,cloud1,cloudOp1)])</text:p>
          </table:table-cell>
          <table:table-cell office:value-type="string" table:style-name="ce2">
            <text:p>D22</text:p>
          </table:table-cell>
          <table:table-cell office:value-type="float" office:value="0.46598141221855199" table:style-name="ce3">
            <text:p>0.466</text:p>
          </table:table-cell>
          <table:table-cell office:value-type="float" office:value="0.46079999999999999" table:style-name="ce3">
            <text:p>0.4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6"/>secFog(appOp,smartbuilding,[d(iot_controller,edge3,edgeOp), d(data_storage,edge3,edgeOp), d(dashboard,cloud2,cloudOp2)])</text:p>
          </table:table-cell>
          <table:table-cell table:style-name="ce2"/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1">
            <text:p><text:s text:c="9"/>secFog(appOp,smartbuilding,[d(iot_controller,edge3,edgeOp), d(data_storage,edge3,edgeOp), d(dashboard,edge3,edgeOp)])</text:p>
          </table:table-cell>
          <table:table-cell table:style-name="ce2"/>
          <table:table-cell table:number-columns-repeated="2" table:style-name="ce3"/>
          <table:table-cell table:number-columns-repeated="16380"/>
        </table:table-row>
        <table:table-row table:number-rows-repeated="1048552" table:style-name="ro2">
          <table:table-cell table:number-columns-repeated="16384"/>
        </table:table-row>
      </table:table>
      <table:table table:name="Foglio2" table:style-name="ta1">
        <table:table-column table:style-name="co2" table:number-columns-repeated="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D1</text:p>
          </table:table-cell>
          <table:table-cell office:value-type="float" office:value="0.24972213386516401" table:style-name="ce3">
            <text:p>0.250</text:p>
          </table:table-cell>
          <table:table-cell office:value-type="float" office:value="0.37324800000000002" table:style-name="ce3">
            <text:p>0.3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2</text:p>
          </table:table-cell>
          <table:table-cell office:value-type="float" office:value="0.31991690242077803" table:style-name="ce3">
            <text:p>0.320</text:p>
          </table:table-cell>
          <table:table-cell office:value-type="float" office:value="0.37324800000000002" table:style-name="ce3">
            <text:p>0.3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3</text:p>
          </table:table-cell>
          <table:table-cell office:value-type="float" office:value="0.342825803181042" table:style-name="ce3">
            <text:p>0.343</text:p>
          </table:table-cell>
          <table:table-cell office:value-type="float" office:value="0.41471999999999998" table:style-name="ce3">
            <text:p>0.4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4</text:p>
          </table:table-cell>
          <table:table-cell office:value-type="float" office:value="0.33607078049312999" table:style-name="ce3">
            <text:p>0.336</text:p>
          </table:table-cell>
          <table:table-cell office:value-type="float" office:value="0.41471999999999998" table:style-name="ce3">
            <text:p>0.4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5</text:p>
          </table:table-cell>
          <table:table-cell office:value-type="float" office:value="0.43053741943254198" table:style-name="ce3">
            <text:p>0.431</text:p>
          </table:table-cell>
          <table:table-cell office:value-type="float" office:value="0.41471999999999998" table:style-name="ce3">
            <text:p>0.4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6</text:p>
          </table:table-cell>
          <table:table-cell office:value-type="float" office:value="0.461367734869854" table:style-name="ce3">
            <text:p>0.461</text:p>
          </table:table-cell>
          <table:table-cell office:value-type="float" office:value="0.46079999999999999" table:style-name="ce3">
            <text:p>0.4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7</text:p>
          </table:table-cell>
          <table:table-cell office:value-type="float" office:value="0.320205115846383" table:style-name="ce3">
            <text:p>0.320</text:p>
          </table:table-cell>
          <table:table-cell office:value-type="float" office:value="0.37324800000000002" table:style-name="ce3">
            <text:p>0.3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8</text:p>
          </table:table-cell>
          <table:table-cell office:value-type="float" office:value="0.41021205135213401" table:style-name="ce3">
            <text:p>0.410</text:p>
          </table:table-cell>
          <table:table-cell office:value-type="float" office:value="0.37324800000000002" table:style-name="ce3">
            <text:p>0.3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9</text:p>
          </table:table-cell>
          <table:table-cell office:value-type="float" office:value="0.43958688933030998" table:style-name="ce3">
            <text:p>0.440</text:p>
          </table:table-cell>
          <table:table-cell office:value-type="float" office:value="0.41471999999999998" table:style-name="ce3">
            <text:p>0.4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10</text:p>
          </table:table-cell>
          <table:table-cell office:value-type="float" office:value="0.43092529098158" table:style-name="ce3">
            <text:p>0.431</text:p>
          </table:table-cell>
          <table:table-cell office:value-type="float" office:value="0.41471999999999998" table:style-name="ce3">
            <text:p>0.4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11</text:p>
          </table:table-cell>
          <table:table-cell office:value-type="float" office:value="0.55205472631447405" table:style-name="ce3">
            <text:p>0.552</text:p>
          </table:table-cell>
          <table:table-cell office:value-type="float" office:value="0.41471999999999998" table:style-name="ce3">
            <text:p>0.4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12</text:p>
          </table:table-cell>
          <table:table-cell office:value-type="float" office:value="0.59158676367690999" table:style-name="ce3">
            <text:p>0.592</text:p>
          </table:table-cell>
          <table:table-cell office:value-type="float" office:value="0.46079999999999999" table:style-name="ce3">
            <text:p>0.4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13</text:p>
          </table:table-cell>
          <table:table-cell office:value-type="float" office:value="0.28905089006833001" table:style-name="ce3">
            <text:p>0.289</text:p>
          </table:table-cell>
          <table:table-cell office:value-type="float" office:value="0.41471999999999998" table:style-name="ce3">
            <text:p>0.4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14</text:p>
          </table:table-cell>
          <table:table-cell office:value-type="float" office:value="0.370300637598103" table:style-name="ce3">
            <text:p>0.370</text:p>
          </table:table-cell>
          <table:table-cell office:value-type="float" office:value="0.41471999999999998" table:style-name="ce3">
            <text:p>0.4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15</text:p>
          </table:table-cell>
          <table:table-cell office:value-type="float" office:value="0.39681746272989799" table:style-name="ce3">
            <text:p>0.397</text:p>
          </table:table-cell>
          <table:table-cell office:value-type="float" office:value="0.46079999999999999" table:style-name="ce3">
            <text:p>0.4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16</text:p>
          </table:table-cell>
          <table:table-cell office:value-type="float" office:value="0.388998591049797" table:style-name="ce3">
            <text:p>0.389</text:p>
          </table:table-cell>
          <table:table-cell office:value-type="float" office:value="0.46079999999999999" table:style-name="ce3">
            <text:p>0.4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17</text:p>
          </table:table-cell>
          <table:table-cell office:value-type="float" office:value="0.498342787515553" table:style-name="ce3">
            <text:p>0.498</text:p>
          </table:table-cell>
          <table:table-cell office:value-type="float" office:value="0.46079999999999999" table:style-name="ce3">
            <text:p>0.4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18</text:p>
          </table:table-cell>
          <table:table-cell office:value-type="float" office:value="0.53402857147194904" table:style-name="ce3">
            <text:p>0.534</text:p>
          </table:table-cell>
          <table:table-cell office:value-type="float" office:value="0.51200000000000001" table:style-name="ce3">
            <text:p>0.5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19</text:p>
          </table:table-cell>
          <table:table-cell office:value-type="float" office:value="0.34625406121285301" table:style-name="ce3">
            <text:p>0.346</text:p>
          </table:table-cell>
          <table:table-cell office:value-type="float" office:value="0.41471999999999998" table:style-name="ce3">
            <text:p>0.4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20</text:p>
          </table:table-cell>
          <table:table-cell office:value-type="float" office:value="0.44358313377876701" table:style-name="ce3">
            <text:p>0.444</text:p>
          </table:table-cell>
          <table:table-cell office:value-type="float" office:value="0.41471999999999998" table:style-name="ce3">
            <text:p>0.4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21</text:p>
          </table:table-cell>
          <table:table-cell office:value-type="float" office:value="0.47534763860414397" table:style-name="ce3">
            <text:p>0.475</text:p>
          </table:table-cell>
          <table:table-cell office:value-type="float" office:value="0.46079999999999999" table:style-name="ce3">
            <text:p>0.4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22</text:p>
          </table:table-cell>
          <table:table-cell office:value-type="float" office:value="0.46598141221855199" table:style-name="ce3">
            <text:p>0.466</text:p>
          </table:table-cell>
          <table:table-cell office:value-type="float" office:value="0.46079999999999999" table:style-name="ce3">
            <text:p>0.4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23</text:p>
          </table:table-cell>
          <table:table-cell office:value-type="float" office:value="0.59696482516488103" table:style-name="ce3">
            <text:p>0.597</text:p>
          </table:table-cell>
          <table:table-cell office:value-type="float" office:value="0.46079999999999999" table:style-name="ce3">
            <text:p>0.4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24</text:p>
          </table:table-cell>
          <table:table-cell office:value-type="float" office:value="0.63971282576624799" table:style-name="ce3">
            <text:p>0.640</text:p>
          </table:table-cell>
          <table:table-cell office:value-type="float" office:value="0.51200000000000001" table:style-name="ce3">
            <text:p>0.512</text:p>
          </table:table-cell>
          <table:table-cell table:number-columns-repeated="16381"/>
        </table:table-row>
        <table:table-row table:number-rows-repeated="104855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ymbol" svg:font-family="Symbol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meta:initial-creator>Stefano Forti</meta:initial-creator>
    <dc:creator>Stefano Forti</dc:creator>
    <dc:date>2019-06-21T13:40:36Z</dc:date>
    <meta:editing-cycles>1</meta:editing-cycles>
    <meta:editing-duration>PT271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maximum="0.55" chart:minimum="0.3" chart:origin="0" chart:interval-major="0.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maximum="0.68" chart:minimum="0.2" chart:origin="0" chart:interval-major="0.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Mi0">
      <style:graphic-properties draw:fill="none" draw:stroke="solid" svg:stroke-width="0.00694in" svg:stroke-color="#dddddd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259842519685pt" svg:width="327.0897637795276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confidence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1" text:class-names="" text:cond-style-name="">trust</text:p>
            </chart:title>
            <chart:grid chart:class="major" chart:style-name="GMa1"/>
          </chart:axis>
          <chart:series chart:values-cell-range-address="semiring1.$D$1:.$D$24" chart:class="chart:scatter" chart:attached-axis="primary-y" chart:style-name="G0S0">
            <chart:domain table:cell-range-address="semiring1.$C$1:.$C$24"/>
            <chart:data-point chart:repeated="2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